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ext.replaceWholeTex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ext.splitTex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ext.replaceData( int offset , int count ,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ext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ext.isElementContent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ext.getWhol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ext.insertData( int offset ,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ext.appendData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ex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ext.deleteData( int offse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ext.set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ext.substringData( int offse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